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64231" officeooo:paragraph-rsid="00164231"/>
    </style:style>
    <style:style style:name="P2" style:family="paragraph" style:parent-style-name="Standard" style:list-style-name="L1">
      <style:text-properties officeooo:rsid="00164231" officeooo:paragraph-rsid="00164231"/>
    </style:style>
    <style:style style:name="P3" style:family="paragraph" style:parent-style-name="Standard" style:list-style-name="L2">
      <style:text-properties officeooo:rsid="00164231" officeooo:paragraph-rsid="0016423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75967113" text:style-name="L1">
        <text:list-item>
          <text:p text:style-name="P2">Some text (1.)</text:p>
        </text:list-item>
      </text:list>
      <text:p text:style-name="P1"/>
      <text:p text:style-name="P1">Some text in between.</text:p>
      <text:p text:style-name="P1"/>
      <text:list xml:id="list154407084797697" text:continue-numbering="true" text:style-name="L1">
        <text:list-item>
          <text:p text:style-name="P2">Some text (2.)</text:p>
        </text:list-item>
        <text:list-item>
          <text:p text:style-name="P2">Some text (3.)</text:p>
        </text:list-item>
      </text:list>
      <text:p text:style-name="P1"/>
      <text:p text:style-name="P1">Some text in between.</text:p>
      <text:p text:style-name="P1"/>
      <text:list xml:id="list154407868392660" text:continue-numbering="true" text:style-name="L1">
        <text:list-item>
          <text:p text:style-name="P2">Some text (4.)</text:p>
        </text:list-item>
      </text:list>
      <text:p text:style-name="P1"/>
      <text:p text:style-name="P1">Some text before starting new list from 1.</text:p>
      <text:p text:style-name="P1"/>
      <text:list xml:id="list542688501" text:style-name="L2">
        <text:list-item>
          <text:p text:style-name="P3">Some text (1.)</text:p>
        </text:list-item>
      </text:list>
      <text:p text:style-name="P1"/>
      <text:p text:style-name="P1">Some text in between.</text:p>
      <text:p text:style-name="P1"/>
      <text:list xml:id="list154408257199829" text:continue-numbering="true" text:style-name="L2">
        <text:list-item>
          <text:p text:style-name="P3">Some text (2.)</text:p>
        </text:list-item>
        <text:list-item>
          <text:p text:style-name="P3">Some text (3.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5:42:35.109579041</meta:creation-date>
    <dc:date>2023-08-17T15:44:06.556431938</dc:date>
    <meta:editing-duration>PT1M32S</meta:editing-duration>
    <meta:editing-cycles>1</meta:editing-cycles>
    <meta:document-statistic meta:table-count="0" meta:image-count="0" meta:object-count="0" meta:page-count="1" meta:paragraph-count="11" meta:word-count="48" meta:character-count="217" meta:non-whitespace-character-count="187"/>
    <meta:generator>LibreOffice/7.5.0.3$MacOSX_AARCH64 LibreOffice_project/c21113d003cd3efa8c53188764377a8272d9d6de</meta:generator>
  </office:meta>
</office:document-meta>
</file>